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1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Wingdings" style:font-family-asian="Wingdings" style:font-family-complex="Wingdings" fo:background-color="transparent" fo:color="#008000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7" style:family="text">
      <style:text-properties fo:font-size="18.00pt" fo:font-weight="bold" fo:font-family="Arial" style:font-family-asian="Arial" style:font-family-complex="Arial" fo:background-color="transparent" fo:color="#008000"/>
    </style:style>
    <style:style style:name="T38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8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4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1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1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/>
    </style:style>
    <style:style style:name="T19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5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72" style:family="text">
      <style:text-properties fo:font-size="10.00pt" fo:font-weight="normal" fo:font-family="Wingdings" style:font-family-asian="Wingdings" style:font-family-complex="Wingdings" fo:background-color="transparent" fo:color="#008000"/>
    </style:style>
    <style:style style:name="T273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74" style:family="text">
      <style:text-properties fo:font-size="10.00pt" fo:font-weight="normal" fo:font-family="Arial" style:font-family-asian="Arial" style:font-family-complex="Arial" fo:background-color="transparent" fo:color="#800080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9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1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8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83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5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7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8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2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2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312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9.00pt" fo:font-weight="normal" fo:font-family="Wingdings" style:font-family-asian="Wingdings" style:font-family-complex="Wingdings" fo:background-color="transparent" fo:color="#008000"/>
    </style:style>
    <style:style style:name="T315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right" fo:margin-top="6.00pt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66.60pt"/>
          <style:tab-stop style:position="3399.90pt"/>
          <style:tab-stop style:position="54114.65pt" style:char="." style:type="char"/>
          <style:tab-stop style:position="84.20pt"/>
        </style:tab-stops>
      </style:paragraph-properties>
    </style:style>
    <style:style style:name="P11" style:family="paragraph">
      <style:paragraph-properties fo:line-height="100.00%" fo:text-align="center" fo:margin-top="3.00pt" fo:margin-bottom="3.00pt"/>
    </style:style>
    <style:style style:name="P12" style:family="paragraph">
      <style:paragraph-properties fo:line-height="100.00%" fo:text-align="center" fo:margin-left="-5.40pt" fo:text-indent="0.00pt" fo:margin-top="3.00pt" fo:margin-bottom="3.00pt"/>
    </style:style>
    <style:style style:name="P13" style:family="paragraph">
      <style:paragraph-properties fo:line-height="100.00%" fo:text-align="center" fo:margin-top="3.00pt" fo:margin-bottom="3.0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66.60pt"/>
          <style:tab-stop style:position="3399.90pt"/>
          <style:tab-stop style:position="54114.65pt" style:char="." style:type="char"/>
          <style:tab-stop style:position="84.20pt"/>
        </style:tab-stops>
      </style:paragraph-properties>
    </style:style>
    <style:style style:name="P15" style:family="paragraph">
      <style:paragraph-properties fo:line-height="100.00%" fo:text-align="left" fo:margin-left="5.40pt" fo:text-indent="-5.40pt">
        <style:tab-stops>
          <style:tab-stop style:position="66.60pt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16" style:family="paragraph">
      <style:paragraph-properties fo:line-height="100.00%" fo:text-align="center" fo:margin-top="3.00pt" fo:margin-bottom="3.00pt"/>
    </style:style>
    <style:style style:name="P17" style:family="paragraph">
      <style:paragraph-properties fo:line-height="100.00%" fo:text-align="left" fo:margin-top="3.00pt" fo:margin-bottom="3.00pt"/>
    </style:style>
    <style:style style:name="P18" style:family="paragraph">
      <style:paragraph-properties fo:line-height="100.00%" fo:text-align="center" fo:margin-top="3.00pt" fo:margin-bottom="3.00p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66.60pt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0" style:family="paragraph">
      <style:paragraph-properties fo:line-height="100.00%" fo:text-align="center" fo:margin-top="3.00pt" fo:margin-bottom="3.00p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66.60pt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2" style:family="paragraph">
      <style:paragraph-properties fo:line-height="100.00%" fo:text-align="center" fo:margin-top="3.00pt" fo:margin-bottom="3.00p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66.60pt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6.00pt">
        <style:tab-stops>
          <style:tab-stop style:position="481.85pt" style:type="right" style:leader-style="dotted"/>
        </style:tab-stops>
      </style:paragraph-properties>
    </style:style>
    <style:style style:name="P29" style:family="paragraph">
      <style:paragraph-properties fo:line-height="100.00%" fo:text-align="left">
        <style:tab-stops>
          <style:tab-stop style:position="24.00pt"/>
          <style:tab-stop style:position="481.45pt" style:type="right" style:leader-style="dotted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18.00pt" fo:text-indent="-18.00pt" fo:margin-top="12.00pt" fo:margin-bottom="3.00pt">
        <style:tab-stops>
          <style:tab-stop style:position="3.30pt"/>
        </style:tab-stops>
      </style:paragraph-properties>
    </style:style>
    <style:style style:name="P33" style:family="paragraph">
      <style:paragraph-properties fo:line-height="100.00%" fo:text-align="justify" fo:margin-left="0.00pt" fo:text-indent="21.25pt" fo:margin-top="6.00pt"/>
    </style:style>
    <style:style style:name="P34" style:family="paragraph">
      <style:paragraph-properties fo:line-height="100.00%" fo:text-align="justify" fo:margin-left="0.00pt" fo:text-indent="21.25pt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18.00pt" fo:text-indent="-18.00pt" fo:margin-top="12.00pt" fo:margin-bottom="3.00pt">
        <style:tab-stops>
          <style:tab-stop style:position="3.30pt"/>
        </style:tab-stops>
      </style:paragraph-properties>
    </style:style>
    <style:style style:name="P36" style:family="paragraph">
      <style:paragraph-properties fo:line-height="100.00%" fo:text-align="left" fo:margin-top="12.00pt" fo:margin-bottom="3.00pt">
        <style:tab-stops>
          <style:tab-stop style:position="57.3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center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18.00pt" fo:text-indent="-18.00pt" fo:margin-top="12.00pt" fo:margin-bottom="3.00pt">
        <style:tab-stops>
          <style:tab-stop style:position="3.30pt"/>
        </style:tab-stops>
      </style:paragraph-properties>
    </style:style>
    <style:style style:name="P40" style:family="paragraph">
      <style:paragraph-properties fo:line-height="100.00%" fo:text-align="left"/>
    </style:style>
    <text:list-style style:name="L41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42.00pt" fo:text-indent="-42.00pt" fo:margin-top="6.00pt" fo:margin-bottom="6.00pt">
        <style:tab-stops>
          <style:tab-stop style:position="-20.70pt"/>
        </style:tab-stops>
      </style:paragraph-properties>
    </style:style>
    <style:style style:name="P42" style:family="paragraph">
      <style:paragraph-properties fo:line-height="100.00%" fo:text-align="left" fo:margin-left="-6.00pt" fo:text-indent="-18.00pt" fo:margin-top="12.00pt" fo:margin-bottom="3.00pt">
        <style:tab-stops>
          <style:tab-stop style:position="-20.7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18.00pt" fo:text-indent="18.00pt"/>
    </style:style>
    <style:style style:name="P46" style:family="paragraph">
      <style:paragraph-properties fo:line-height="100.00%" fo:text-align="left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18.00pt" fo:text-indent="-18.00pt" fo:margin-top="12.00pt" fo:margin-bottom="3.00pt">
        <style:tab-stops>
          <style:tab-stop style:position="3.30pt"/>
        </style:tab-stops>
      </style:paragraph-properties>
    </style:style>
    <style:style style:name="P48" style:family="paragraph">
      <style:paragraph-properties fo:line-height="100.00%" fo:text-align="left" fo:margin-left="36.00pt" fo:text-indent="-36.00pt">
        <style:tab-stops>
          <style:tab-stop style:position="21.30pt"/>
        </style:tab-stops>
      </style:paragraph-properties>
    </style:style>
    <text:list-style style:name="L4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 fo:margin-left="18.00pt" fo:text-indent="-18.00pt">
        <style:tab-stops>
          <style:tab-stop style:position="3.30pt"/>
        </style:tab-stops>
      </style:paragraph-properties>
    </style:style>
    <style:style style:name="P50" style:family="paragraph">
      <style:paragraph-properties fo:line-height="100.00%" fo:text-align="left" fo:margin-left="18.00pt" fo:text-indent="-18.00pt">
        <style:tab-stops>
          <style:tab-stop style:position="3.30pt"/>
        </style:tab-stops>
      </style:paragraph-properties>
    </style:style>
    <style:style style:name="P51" style:family="paragraph">
      <style:paragraph-properties fo:line-height="100.00%" fo:text-align="left" fo:margin-left="18.00pt" fo:text-indent="-18.00pt">
        <style:tab-stops>
          <style:tab-stop style:position="3.30pt"/>
        </style:tab-stops>
      </style:paragraph-properties>
    </style:style>
    <style:style style:name="P52" style:family="paragraph">
      <style:paragraph-properties fo:line-height="100.00%" fo:text-align="left" fo:margin-left="18.00pt" fo:text-indent="-18.00pt">
        <style:tab-stops>
          <style:tab-stop style:position="3.30pt"/>
        </style:tab-stops>
      </style:paragraph-properties>
    </style:style>
    <style:style style:name="P53" style:family="paragraph">
      <style:paragraph-properties fo:line-height="100.00%" fo:text-align="left" fo:margin-left="36.00pt" fo:text-indent="-36.00pt">
        <style:tab-stops>
          <style:tab-stop style:position="21.3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60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63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286.6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286.60pt"/>
        </style:tab-stops>
      </style:paragraph-properties>
    </style:style>
    <style:style style:name="P66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3.50pt" fo:text-indent="-3.50pt">
        <style:tab-stops>
          <style:tab-stop style:position="79.20pt"/>
          <style:tab-stop style:position="3401.80pt"/>
        </style:tab-stops>
      </style:paragraph-properties>
    </style:style>
    <style:style style:name="P75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78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79" style:family="paragraph">
      <style:paragraph-properties fo:line-height="100.00%" fo:text-align="center" fo:margin-top="2.00pt" fo:margin-bottom="2.00pt"/>
    </style:style>
    <style:style style:name="P80" style:family="paragraph">
      <style:paragraph-properties fo:line-height="100.00%" fo:text-align="left" fo:margin-top="2.00pt" fo:margin-bottom="2.00pt"/>
    </style:style>
    <style:style style:name="P81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82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83" style:family="paragraph">
      <style:paragraph-properties fo:line-height="100.00%" fo:text-align="center" fo:margin-top="2.00pt" fo:margin-bottom="2.00pt"/>
    </style:style>
    <style:style style:name="P84" style:family="paragraph">
      <style:paragraph-properties fo:line-height="100.00%" fo:text-align="left" fo:margin-top="2.00pt" fo:margin-bottom="2.00pt"/>
    </style:style>
    <style:style style:name="P85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86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87" style:family="paragraph">
      <style:paragraph-properties fo:line-height="100.00%" fo:text-align="center" fo:margin-top="2.00pt" fo:margin-bottom="2.00pt"/>
    </style:style>
    <style:style style:name="P88" style:family="paragraph">
      <style:paragraph-properties fo:line-height="100.00%" fo:text-align="left" fo:margin-top="2.00pt" fo:margin-bottom="2.00pt"/>
    </style:style>
    <style:style style:name="P89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90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91" style:family="paragraph">
      <style:paragraph-properties fo:line-height="100.00%" fo:text-align="center" fo:margin-top="2.00pt" fo:margin-bottom="2.00pt"/>
    </style:style>
    <style:style style:name="P92" style:family="paragraph">
      <style:paragraph-properties fo:line-height="100.00%" fo:text-align="left" fo:margin-top="2.00pt" fo:margin-bottom="2.00pt"/>
    </style:style>
    <style:style style:name="P93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94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95" style:family="paragraph">
      <style:paragraph-properties fo:line-height="100.00%" fo:text-align="center" fo:margin-top="2.00pt" fo:margin-bottom="2.00pt"/>
    </style:style>
    <style:style style:name="P96" style:family="paragraph">
      <style:paragraph-properties fo:line-height="100.00%" fo:text-align="left" fo:margin-top="2.00pt" fo:margin-bottom="2.00pt"/>
    </style:style>
    <style:style style:name="P97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98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99" style:family="paragraph">
      <style:paragraph-properties fo:line-height="100.00%" fo:text-align="center" fo:margin-top="2.00pt" fo:margin-bottom="2.00pt"/>
    </style:style>
    <style:style style:name="P100" style:family="paragraph">
      <style:paragraph-properties fo:line-height="100.00%" fo:text-align="left" fo:margin-top="2.00pt" fo:margin-bottom="2.00pt"/>
    </style:style>
    <style:style style:name="P101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02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03" style:family="paragraph">
      <style:paragraph-properties fo:line-height="100.00%" fo:text-align="center" fo:margin-top="2.00pt" fo:margin-bottom="2.00pt"/>
    </style:style>
    <style:style style:name="P104" style:family="paragraph">
      <style:paragraph-properties fo:line-height="100.00%" fo:text-align="left" fo:margin-top="2.00pt" fo:margin-bottom="2.00pt"/>
    </style:style>
    <style:style style:name="P105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06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07" style:family="paragraph">
      <style:paragraph-properties fo:line-height="100.00%" fo:text-align="center" fo:margin-top="1.00pt" fo:margin-bottom="1.00pt"/>
    </style:style>
    <style:style style:name="P108" style:family="paragraph">
      <style:paragraph-properties fo:line-height="100.00%" fo:text-align="left" fo:margin-top="1.00pt" fo:margin-bottom="1.00pt"/>
    </style:style>
    <style:style style:name="P109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10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11" style:family="paragraph">
      <style:paragraph-properties fo:line-height="100.00%" fo:text-align="center" fo:margin-top="2.00pt" fo:margin-bottom="2.00pt"/>
    </style:style>
    <style:style style:name="P112" style:family="paragraph">
      <style:paragraph-properties fo:line-height="100.00%" fo:text-align="left" fo:margin-top="2.00pt" fo:margin-bottom="2.00pt"/>
    </style:style>
    <style:style style:name="P113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14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15" style:family="paragraph">
      <style:paragraph-properties fo:line-height="100.00%" fo:text-align="center" fo:margin-top="2.00pt" fo:margin-bottom="2.00pt"/>
    </style:style>
    <style:style style:name="P116" style:family="paragraph">
      <style:paragraph-properties fo:line-height="100.00%" fo:text-align="left" fo:margin-top="2.00pt" fo:margin-bottom="2.00pt"/>
    </style:style>
    <style:style style:name="P117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18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19" style:family="paragraph">
      <style:paragraph-properties fo:line-height="100.00%" fo:text-align="center" fo:margin-top="2.00pt" fo:margin-bottom="2.00pt"/>
    </style:style>
    <style:style style:name="P120" style:family="paragraph">
      <style:paragraph-properties fo:line-height="100.00%" fo:text-align="left" fo:margin-top="2.00pt" fo:margin-bottom="2.00pt"/>
    </style:style>
    <style:style style:name="P121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22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27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28" style:family="paragraph">
      <style:paragraph-properties fo:line-height="100.00%" fo:text-align="center" fo:margin-top="2.00pt" fo:margin-bottom="2.00pt"/>
    </style:style>
    <style:style style:name="P129" style:family="paragraph">
      <style:paragraph-properties fo:line-height="100.00%" fo:text-align="left" fo:margin-top="2.00pt" fo:margin-bottom="2.00pt"/>
    </style:style>
    <style:style style:name="P130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31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32" style:family="paragraph">
      <style:paragraph-properties fo:line-height="100.00%" fo:text-align="center" fo:margin-top="2.00pt" fo:margin-bottom="2.00pt"/>
    </style:style>
    <style:style style:name="P133" style:family="paragraph">
      <style:paragraph-properties fo:line-height="100.00%" fo:text-align="left" fo:margin-top="2.00pt" fo:margin-bottom="2.00pt"/>
    </style:style>
    <style:style style:name="P134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35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36" style:family="paragraph">
      <style:paragraph-properties fo:line-height="100.00%" fo:text-align="center" fo:margin-top="2.00pt" fo:margin-bottom="2.00pt"/>
    </style:style>
    <style:style style:name="P137" style:family="paragraph">
      <style:paragraph-properties fo:line-height="100.00%" fo:text-align="left" fo:margin-top="2.00pt" fo:margin-bottom="2.00pt"/>
    </style:style>
    <style:style style:name="P138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39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40" style:family="paragraph">
      <style:paragraph-properties fo:line-height="100.00%" fo:text-align="center" fo:margin-top="2.00pt" fo:margin-bottom="2.00pt"/>
    </style:style>
    <style:style style:name="P141" style:family="paragraph">
      <style:paragraph-properties fo:line-height="100.00%" fo:text-align="left" fo:margin-top="2.00pt" fo:margin-bottom="2.00pt"/>
    </style:style>
    <style:style style:name="P142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43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46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47" style:family="paragraph">
      <style:paragraph-properties fo:line-height="100.00%" fo:text-align="center" fo:margin-top="2.00pt" fo:margin-bottom="2.00pt"/>
    </style:style>
    <style:style style:name="P148" style:family="paragraph">
      <style:paragraph-properties fo:line-height="100.00%" fo:text-align="left" fo:margin-top="2.00pt" fo:margin-bottom="2.00pt"/>
    </style:style>
    <style:style style:name="P149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50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51" style:family="paragraph">
      <style:paragraph-properties fo:line-height="100.00%" fo:text-align="center" fo:margin-top="2.00pt" fo:margin-bottom="2.00pt"/>
    </style:style>
    <style:style style:name="P152" style:family="paragraph">
      <style:paragraph-properties fo:line-height="100.00%" fo:text-align="left" fo:margin-top="2.00pt" fo:margin-bottom="2.00pt"/>
    </style:style>
    <style:style style:name="P153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54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57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58" style:family="paragraph">
      <style:paragraph-properties fo:line-height="100.00%" fo:text-align="center" fo:margin-top="1.00pt" fo:margin-bottom="1.00pt"/>
    </style:style>
    <style:style style:name="P159" style:family="paragraph">
      <style:paragraph-properties fo:line-height="100.00%" fo:text-align="left" fo:margin-top="1.00pt" fo:margin-bottom="1.00pt"/>
    </style:style>
    <style:style style:name="P160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61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62" style:family="paragraph">
      <style:paragraph-properties fo:line-height="100.00%" fo:text-align="center" fo:margin-top="1.00pt" fo:margin-bottom="1.00pt"/>
    </style:style>
    <style:style style:name="P163" style:family="paragraph">
      <style:paragraph-properties fo:line-height="100.00%" fo:text-align="left" fo:margin-top="1.00pt" fo:margin-bottom="1.00pt"/>
    </style:style>
    <style:style style:name="P164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65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280.60pt"/>
        </style:tab-stops>
      </style:paragraph-properties>
    </style:style>
    <style:style style:name="P166" style:family="paragraph">
      <style:paragraph-properties fo:line-height="100.00%" fo:text-align="center" fo:margin-top="2.00pt" fo:margin-bottom="2.00pt"/>
    </style:style>
    <style:style style:name="P167" style:family="paragraph">
      <style:paragraph-properties fo:line-height="100.00%" fo:text-align="left" fo:margin-top="2.00pt" fo:margin-bottom="2.00pt"/>
    </style:style>
    <style:style style:name="P168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69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72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73" style:family="paragraph">
      <style:paragraph-properties fo:line-height="100.00%" fo:text-align="center" fo:margin-top="1.00pt" fo:margin-bottom="1.00pt"/>
    </style:style>
    <style:style style:name="P174" style:family="paragraph">
      <style:paragraph-properties fo:line-height="100.00%" fo:text-align="left" fo:margin-top="1.00pt" fo:margin-bottom="1.00pt"/>
    </style:style>
    <style:style style:name="P175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76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395.80pt"/>
        </style:tab-stops>
      </style:paragraph-properties>
    </style:style>
    <style:style style:name="P177" style:family="paragraph">
      <style:paragraph-properties fo:line-height="100.00%" fo:text-align="center" fo:margin-top="2.00pt" fo:margin-bottom="2.00pt"/>
    </style:style>
    <style:style style:name="P178" style:family="paragraph">
      <style:paragraph-properties fo:line-height="100.00%" fo:text-align="left" fo:margin-top="2.00pt" fo:margin-bottom="2.00pt"/>
    </style:style>
    <style:style style:name="P179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80" style:family="paragraph">
      <style:paragraph-properties fo:line-height="100.00%" fo:text-align="left" fo:margin-left="9.50pt" fo:text-indent="-3.50pt">
        <style:tab-stops>
          <style:tab-stop style:position="22.35pt"/>
          <style:tab-stop style:position="3280.60pt"/>
        </style:tab-stops>
      </style:paragraph-properties>
    </style:style>
    <style:style style:name="P181" style:family="paragraph">
      <style:paragraph-properties fo:line-height="100.00%" fo:text-align="center" fo:margin-top="2.00pt" fo:margin-bottom="2.00pt"/>
    </style:style>
    <style:style style:name="P182" style:family="paragraph">
      <style:paragraph-properties fo:line-height="100.00%" fo:text-align="left" fo:margin-top="2.00pt" fo:margin-bottom="2.00pt"/>
    </style:style>
    <style:style style:name="P183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84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85" style:family="paragraph">
      <style:paragraph-properties fo:line-height="100.00%" fo:text-align="center"/>
    </style:style>
    <style:style style:name="P186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87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88" style:family="paragraph">
      <style:paragraph-properties fo:line-height="100.00%" fo:text-align="center" fo:margin-top="2.00pt" fo:margin-bottom="2.00pt"/>
    </style:style>
    <style:style style:name="P189" style:family="paragraph">
      <style:paragraph-properties fo:line-height="100.00%" fo:text-align="left" fo:margin-top="2.00pt" fo:margin-bottom="2.00pt"/>
    </style:style>
    <style:style style:name="P190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91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92" style:family="paragraph">
      <style:paragraph-properties fo:line-height="100.00%" fo:text-align="center" fo:margin-top="2.00pt" fo:margin-bottom="2.00pt"/>
    </style:style>
    <style:style style:name="P193" style:family="paragraph">
      <style:paragraph-properties fo:line-height="100.00%" fo:text-align="left" fo:margin-top="2.00pt" fo:margin-bottom="2.00pt"/>
    </style:style>
    <style:style style:name="P194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/>
        </style:tab-stops>
      </style:paragraph-properties>
    </style:style>
    <style:style style:name="P195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96" style:family="paragraph">
      <style:paragraph-properties fo:line-height="100.00%" fo:text-align="center"/>
    </style:style>
    <style:style style:name="P197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198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199" style:family="paragraph">
      <style:paragraph-properties fo:line-height="100.00%" fo:text-align="center" fo:margin-top="2.00pt" fo:margin-bottom="2.00pt"/>
    </style:style>
    <style:style style:name="P200" style:family="paragraph">
      <style:paragraph-properties fo:line-height="100.00%" fo:text-align="left" fo:margin-top="2.00pt" fo:margin-bottom="2.00pt"/>
    </style:style>
    <style:style style:name="P201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202" style:family="paragraph">
      <style:paragraph-properties fo:line-height="100.00%" fo:text-align="left"/>
    </style:style>
    <style:style style:name="P203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204" style:family="paragraph">
      <style:paragraph-properties fo:line-height="100.00%" fo:text-align="center"/>
    </style:style>
    <style:style style:name="P205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206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207" style:family="paragraph">
      <style:paragraph-properties fo:line-height="100.00%" fo:text-align="center" fo:margin-top="2.00pt" fo:margin-bottom="2.00pt"/>
    </style:style>
    <style:style style:name="P208" style:family="paragraph">
      <style:paragraph-properties fo:line-height="100.00%" fo:text-align="left" fo:margin-top="2.00pt" fo:margin-bottom="2.00pt">
        <style:tab-stops>
          <style:tab-stop style:position="138.75pt"/>
        </style:tab-stops>
      </style:paragraph-properties>
    </style:style>
    <style:style style:name="P209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</style:tab-stops>
      </style:paragraph-properties>
    </style:style>
    <style:style style:name="P210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211" style:family="paragraph">
      <style:paragraph-properties fo:line-height="100.00%" fo:text-align="center"/>
    </style:style>
    <style:style style:name="P212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213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214" style:family="paragraph">
      <style:paragraph-properties fo:line-height="100.00%" fo:text-align="left" fo:margin-top="3.00pt" fo:margin-bottom="3.00pt"/>
    </style:style>
    <style:style style:name="P215" style:family="paragraph">
      <style:paragraph-properties fo:line-height="100.00%" fo:text-align="left" fo:margin-left="3.50pt" fo:text-indent="-3.50pt">
        <style:tab-stops>
          <style:tab-stop style:position="464.80pt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>
        <style:tab-stops>
          <style:tab-stop style:position="18.00pt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left" fo:margin-left="0.00pt" fo:text-indent="35.45pt"/>
    </style:style>
    <style:style style:name="P220" style:family="paragraph">
      <style:paragraph-properties fo:line-height="100.00%" fo:text-align="left"/>
    </style:style>
    <text:list-style style:name="L2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1" style:family="paragraph">
      <style:paragraph-properties fo:line-height="100.00%" fo:text-align="left" fo:margin-left="18.00pt" fo:text-indent="-18.00pt" fo:margin-top="12.00pt" fo:margin-bottom="3.00pt">
        <style:tab-stops>
          <style:tab-stop style:position="3.30pt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50.00%" fo:text-align="justify" fo:margin-left="17.85pt" fo:text-indent="18.15pt"/>
    </style:style>
    <style:style style:name="P224" style:family="paragraph">
      <style:paragraph-properties fo:line-height="100.00%" fo:text-align="justify" fo:margin-left="0.00pt" fo:text-indent="21.25pt" fo:margin-top="6.00pt"/>
    </style:style>
    <style:style style:name="P225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26" style:family="paragraph">
      <style:paragraph-properties fo:line-height="100.00%" fo:text-align="left" fo:margin-top="3.00pt" fo:margin-bottom="3.00pt"/>
    </style:style>
    <style:style style:name="P22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28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29" style:family="paragraph">
      <style:paragraph-properties fo:line-height="100.00%" fo:text-align="center" fo:margin-top="3.00pt" fo:margin-bottom="3.00pt"/>
    </style:style>
    <style:style style:name="P230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31" style:family="paragraph">
      <style:paragraph-properties fo:line-height="100.00%" fo:text-align="justify" fo:margin-left="0.00pt" fo:text-indent="21.25pt" fo:margin-top="6.00pt"/>
    </style:style>
    <style:style style:name="P232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33" style:family="paragraph">
      <style:paragraph-properties fo:line-height="100.00%" fo:text-align="left" fo:margin-top="3.00pt" fo:margin-bottom="3.00pt"/>
    </style:style>
    <style:style style:name="P234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35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36" style:family="paragraph">
      <style:paragraph-properties fo:line-height="100.00%" fo:text-align="center" fo:margin-top="3.00pt" fo:margin-bottom="3.00pt"/>
    </style:style>
    <style:style style:name="P23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38" style:family="paragraph">
      <style:paragraph-properties fo:line-height="100.00%" fo:text-align="left"/>
    </style:style>
    <text:list-style style:name="L239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239" style:family="paragraph">
      <style:paragraph-properties fo:line-height="100.00%" fo:text-align="left" fo:margin-left="-0.15pt" fo:text-indent="0.15pt" fo:margin-top="6.00pt"/>
    </style:style>
    <style:style style:name="P240" style:family="paragraph">
      <style:paragraph-properties fo:line-height="100.00%" fo:text-align="left" fo:margin-left="17.85pt" fo:text-indent="17.60pt" fo:margin-top="6.00pt"/>
    </style:style>
    <style:style style:name="P241" style:family="paragraph">
      <style:paragraph-properties fo:line-height="100.00%" fo:text-align="left" fo:margin-left="0.00pt" fo:text-indent="18.00pt"/>
    </style:style>
    <style:style style:name="TableColumn0100" style:family="table-column">
      <style:table-column-properties style:column-width="1.000000in"/>
    </style:style>
    <style:style style:name="TableColumn0101" style:family="table-column">
      <style:table-column-properties style:column-width="1.083333in"/>
    </style:style>
    <style:style style:name="TableColumn0102" style:family="table-column">
      <style:table-column-properties style:column-width="2.402083in"/>
    </style:style>
    <style:style style:name="TableColumn0103" style:family="table-column">
      <style:table-column-properties style:column-width="2.025000in"/>
    </style:style>
    <style:style style:name="Table01" style:family="table">
      <style:table-properties style:width="6.51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3fff3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3fff3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3fff3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3fff3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442361in"/>
    </style:style>
    <style:style style:name="TableColumn0201" style:family="table-column">
      <style:table-column-properties style:column-width="0.706250in"/>
    </style:style>
    <style:style style:name="TableColumn0202" style:family="table-column">
      <style:table-column-properties style:column-width="5.355556in"/>
    </style:style>
    <style:style style:name="Table02" style:family="table">
      <style:table-properties style:width="6.504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3fff3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Row0201" style:family="table-row">
      <style:table-row-properties style:min-row-height="0.236111in"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2" style:family="table-row">
      <style:table-row-properties style:min-row-height="0.236111in"/>
    </style:style>
    <style:style style:name="TableCell0202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202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3" style:family="table-row">
      <style:table-row-properties style:min-row-height="0.236111in"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4" style:family="table-row">
      <style:table-row-properties style:min-row-height="0.236111in"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5" style:family="table-row">
      <style:table-row-properties style:min-row-height="0.236111in"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6" style:family="table-row">
      <style:table-row-properties style:min-row-height="0.236111in"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6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7" style:family="table-row">
      <style:table-row-properties style:min-row-height="0.275694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07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3fff3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0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09" style:family="table-row">
      <style:table-row-properties/>
    </style:style>
    <style:style style:name="TableCell0209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9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0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0" style:family="table-row">
      <style:table-row-properties/>
    </style:style>
    <style:style style:name="TableCell021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1" style:family="table-row">
      <style:table-row-properties/>
    </style:style>
    <style:style style:name="TableCell021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2" style:family="table-row">
      <style:table-row-properties/>
    </style:style>
    <style:style style:name="TableCell021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3" style:family="table-row">
      <style:table-row-properties/>
    </style:style>
    <style:style style:name="TableCell021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4" style:family="table-row">
      <style:table-row-properties/>
    </style:style>
    <style:style style:name="TableCell021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5" style:family="table-row">
      <style:table-row-properties/>
    </style:style>
    <style:style style:name="TableCell021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6" style:family="table-row">
      <style:table-row-properties/>
    </style:style>
    <style:style style:name="TableCell021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7" style:family="table-row">
      <style:table-row-properties/>
    </style:style>
    <style:style style:name="TableCell021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7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8" style:family="table-row">
      <style:table-row-properties/>
    </style:style>
    <style:style style:name="TableCell021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8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9" style:family="table-row">
      <style:table-row-properties style:min-row-height="0.275694in"/>
    </style:style>
    <style:style style:name="TableCell0219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19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1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0" style:family="table-row">
      <style:table-row-properties style:min-row-height="0.275694in"/>
    </style:style>
    <style:style style:name="TableCell022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2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1" style:family="table-row">
      <style:table-row-properties/>
    </style:style>
    <style:style style:name="TableCell022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2" style:family="table-row">
      <style:table-row-properties/>
    </style:style>
    <style:style style:name="TableCell022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3" style:family="table-row">
      <style:table-row-properties/>
    </style:style>
    <style:style style:name="TableCell022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4" style:family="table-row">
      <style:table-row-properties/>
    </style:style>
    <style:style style:name="TableCell0224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4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5" style:family="table-row">
      <style:table-row-properties style:min-row-height="0.275694in"/>
    </style:style>
    <style:style style:name="TableCell0225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25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6" style:family="table-row">
      <style:table-row-properties/>
    </style:style>
    <style:style style:name="TableCell022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7" style:family="table-row">
      <style:table-row-properties/>
    </style:style>
    <style:style style:name="TableCell0227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7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8" style:family="table-row">
      <style:table-row-properties style:min-row-height="0.275694in"/>
    </style:style>
    <style:style style:name="TableCell0228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28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9" style:family="table-row">
      <style:table-row-properties/>
    </style:style>
    <style:style style:name="TableCell0229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9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0" style:family="table-row">
      <style:table-row-properties/>
    </style:style>
    <style:style style:name="TableCell023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1" style:family="table-row">
      <style:table-row-properties/>
    </style:style>
    <style:style style:name="TableCell0231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1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2" style:family="table-row">
      <style:table-row-properties style:min-row-height="0.275694in"/>
    </style:style>
    <style:style style:name="TableCell023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3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3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3" style:family="table-row">
      <style:table-row-properties/>
    </style:style>
    <style:style style:name="TableCell023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4" style:family="table-row">
      <style:table-row-properties/>
    </style:style>
    <style:style style:name="TableCell023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5" style:family="table-row">
      <style:table-row-properties/>
    </style:style>
    <style:style style:name="TableCell0235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5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6" style:family="table-row">
      <style:table-row-properties style:min-row-height="0.275694in"/>
    </style:style>
    <style:style style:name="TableCell0236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36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3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7" style:family="table-row">
      <style:table-row-properties/>
    </style:style>
    <style:style style:name="TableCell023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7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8" style:family="table-row">
      <style:table-row-properties/>
    </style:style>
    <style:style style:name="TableCell0238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8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9" style:family="table-row">
      <style:table-row-properties style:min-row-height="0.275694in"/>
    </style:style>
    <style:style style:name="TableCell0239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39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3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40" style:family="table-row">
      <style:table-row-properties/>
    </style:style>
    <style:style style:name="TableCell024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4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4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300" style:family="table-column">
      <style:table-column-properties style:column-width="0.442361in"/>
    </style:style>
    <style:style style:name="TableColumn0301" style:family="table-column">
      <style:table-column-properties style:column-width="6.061806in"/>
    </style:style>
    <style:style style:name="Table03" style:family="table">
      <style:table-properties style:width="6.504167in" fo:margin-left="0.000000in" style:writing-mode="lr" table:align="left" style:may-break-between-rows="true"/>
    </style:style>
    <style:style style:name="TableRow0300" style:family="table-row">
      <style:table-row-properties style:min-row-height="0.275694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2" style:family="table-row">
      <style:table-row-properties style:min-row-height="0.275694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3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3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400" style:family="table-column">
      <style:table-column-properties style:column-width="3.000000in"/>
    </style:style>
    <style:style style:name="TableColumn0401" style:family="table-column">
      <style:table-column-properties style:column-width="3.083333in"/>
    </style:style>
    <style:style style:name="Table04" style:family="table">
      <style:table-properties style:width="6.083333in" fo:margin-left="0.000000in" style:writing-mode="lr" table:align="left" style:may-break-between-rows="true"/>
    </style:style>
    <style:style style:name="TableRow0400" style:family="table-row">
      <style:table-row-properties style:min-row-height="0.904167in"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 style:min-row-height="0.471528in"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3.000000in"/>
    </style:style>
    <style:style style:name="TableColumn0501" style:family="table-column">
      <style:table-column-properties style:column-width="3.098611in"/>
    </style:style>
    <style:style style:name="Table05" style:family="table">
      <style:table-properties style:width="6.098611in" fo:margin-left="0.000000in" style:writing-mode="lr" table:align="left" style:may-break-between-rows="true"/>
    </style:style>
    <style:style style:name="TableRow0500" style:family="table-row">
      <style:table-row-properties style:min-row-height="0.904167in"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1" style:family="table-row">
      <style:table-row-properties style:min-row-height="0.471528in"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PVC / SCB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>Portal Virtual do Cerrado / Sistema de Catalogação da Biodiversidade- V.2.0</text:span></text:p>
      <text:p text:style-name="P4"><text:span text:style-name="T5">Nome do Módulo - Release 9.9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7">Nome do Caso de Uso</text:span></text:p>
      <text:p text:style-name="P6"><text:span text:style-name="T8"/></text:p>
      <text:p text:style-name="P6"><text:span text:style-name="T9">Versão do Documento:</text:span><text:span text:style-name="T10"><text:s/>9.9</text:span></text:p>
      <text:p text:style-name="P7"><text:span text:style-name="T11"/></text:p>
      <text:p text:style-name="P8"><text:span text:style-name="T11"/></text:p>
      <text:p text:style-name="P8"><text:span text:style-name="T12">Histórico de Revisão</text:span></text:p>
      <text:p text:style-name="P9"><text:span text:style-name="T1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1"><text:span text:style-name="T14">Data</text:span><text:span text:style-name="T15"/></text:p>
          </table:table-cell>
          <table:table-cell table:style-name="TableCell010001">
            <text:p text:style-name="P12"><text:span text:style-name="T16">Versão do Documento</text:span><text:span text:style-name="T17"/></text:p>
          </table:table-cell>
          <table:table-cell table:style-name="TableCell010002">
            <text:p text:style-name="P13"><text:span text:style-name="T18">Descrição</text:span><text:span text:style-name="T19"/></text:p>
          </table:table-cell>
          <table:table-cell table:style-name="TableCell010003">
            <text:p text:style-name="P13"><text:span text:style-name="T20">Autor</text:span><text:span text:style-name="T21"/></text:p>
          </table:table-cell>
        </table:table-row>
        <table:table-row table:style-name="TableRow0101">
          <table:table-cell table:style-name="TableCell010100">
            <text:p text:style-name="P16"><text:span text:style-name="T22">99/99/9999</text:span><text:span text:style-name="T23"/></text:p>
          </table:table-cell>
          <table:table-cell table:style-name="TableCell010101">
            <text:p text:style-name="P16"><text:span text:style-name="T24">9.9</text:span><text:span text:style-name="T25"/></text:p>
          </table:table-cell>
          <table:table-cell table:style-name="TableCell010102">
            <text:p text:style-name="P17"><text:span text:style-name="T26">Descrição da atividade realizada no documento.</text:span><text:span text:style-name="T27"/></text:p>
          </table:table-cell>
          <table:table-cell table:style-name="TableCell010103">
            <text:p text:style-name="P18"><text:span text:style-name="T28">Nome do(s) Analista(s)</text:span><text:span text:style-name="T29"/></text:p>
          </table:table-cell>
        </table:table-row>
        <table:table-row table:style-name="TableRow0102">
          <table:table-cell table:style-name="TableCell010200">
            <text:p text:style-name="P20"><text:span text:style-name="T29"/></text:p>
            <text:p text:style-name="P20"><text:span text:style-name="T29"/></text:p>
          </table:table-cell>
          <table:table-cell table:style-name="TableCell010201">
            <text:p text:style-name="P20"><text:span text:style-name="T29"/></text:p>
          </table:table-cell>
          <table:table-cell table:style-name="TableCell010202">
            <text:p text:style-name="P20"><text:span text:style-name="T29"/></text:p>
          </table:table-cell>
          <table:table-cell table:style-name="TableCell010203">
            <text:p text:style-name="P20"><text:span text:style-name="T29"/></text:p>
          </table:table-cell>
        </table:table-row>
        <table:table-row table:style-name="TableRow0103">
          <table:table-cell table:style-name="TableCell010300">
            <text:p text:style-name="P22"><text:span text:style-name="T29"/></text:p>
            <text:p text:style-name="P22"><text:span text:style-name="T29"/></text:p>
          </table:table-cell>
          <table:table-cell table:style-name="TableCell010301">
            <text:p text:style-name="P22"><text:span text:style-name="T29"/></text:p>
          </table:table-cell>
          <table:table-cell table:style-name="TableCell010302">
            <text:p text:style-name="P22"><text:span text:style-name="T29"/></text:p>
          </table:table-cell>
          <table:table-cell table:style-name="TableCell010303">
            <text:p text:style-name="P22"><text:span text:style-name="T29"/></text:p>
          </table:table-cell>
        </table:table-row>
      </table:table>
      <text:p text:style-name="P24"><text:span text:style-name="T29"/></text:p>
      <text:p text:style-name="P25"><text:span text:style-name="T30">Obs.:</text:span><text:span text:style-name="T31"><text:s/></text:span></text:p>
      <text:p text:style-name="P25"><text:span text:style-name="T32"/></text:p>
      <text:p text:style-name="P25"><text:span text:style-name="T33">1- Essa tabela deve ser alimentada sempre que houver alguma alteração nesse documento, descrevendo de forma sucinta a modificação.</text:span></text:p>
      <text:p text:style-name="P25"><text:span text:style-name="T34"/></text:p>
      <text:p text:style-name="P25"><text:span text:style-name="T35">à</text:span><text:span text:style-name="T36"><text:s/>Retirar esta observação no documento oficial.</text:span><text:span text:style-name="T37"><text:s/></text:span></text:p>
      <text:p text:style-name="P26"><text:span text:style-name="T38">Sumário</text:span></text:p>
      <text:p text:style-name="P27"><text:span text:style-name="T39"/></text:p>
      <text:p text:style-name="P27"><text:span text:style-name="T39"/></text:p>
      <text:p text:style-name="P28"><text:a xlink:href="#1.Introdução|outline"><text:span text:style-name="T41">1.Introdução</text:span></text:a><text:span text:style-name="T42"><text:tab/></text:span><text:a xlink:href="#1.Introdução|outline"><text:span text:style-name="T44">4</text:span></text:a><text:span text:style-name="T45"/></text:p>
      <text:p text:style-name="P28"><text:a xlink:href="#2.Tela|outline"><text:span text:style-name="T47">2.Tela</text:span></text:a><text:span text:style-name="T48"><text:tab/></text:span><text:a xlink:href="#2.Tela|outline"><text:span text:style-name="T50">4</text:span></text:a><text:span text:style-name="T51"/></text:p>
      <text:p text:style-name="P28"><text:a xlink:href="#3.Funcionalidade dos botões e/ou ícones|outline"><text:span text:style-name="T53">3.Funcionalidade dos botões e/ou ícones</text:span></text:a><text:span text:style-name="T54"><text:tab/></text:span><text:a xlink:href="#3.Funcionalidade dos botões e/ou ícones|outline"><text:span text:style-name="T56">5</text:span></text:a><text:span text:style-name="T57"/></text:p>
      <text:p text:style-name="P28"><text:a xlink:href="#4.Fluxo de Navegação|outline"><text:span text:style-name="T59">4.Fluxo de Navegação</text:span></text:a><text:span text:style-name="T60"><text:tab/></text:span><text:a xlink:href="#4.Fluxo de Navegação|outline"><text:span text:style-name="T62">5</text:span></text:a><text:span text:style-name="T63"/></text:p>
      <text:p text:style-name="P28"><text:a xlink:href="#1.Diagrama de Atividades|outline"><text:span text:style-name="T65">Diagrama de Atividades</text:span></text:a><text:span text:style-name="T66"><text:tab/></text:span><text:a xlink:href="#1.Diagrama de Atividades|outline"><text:span text:style-name="T68">6</text:span></text:a><text:span text:style-name="T69"/></text:p>
      <text:p text:style-name="P28"><text:a xlink:href="#5.Descrição do Caso de Uso|outline"><text:span text:style-name="T71">5.Descrição do Caso de Uso</text:span></text:a><text:span text:style-name="T72"><text:tab/></text:span><text:a xlink:href="#5.Descrição do Caso de Uso|outline"><text:span text:style-name="T74">7</text:span></text:a><text:span text:style-name="T75"/></text:p>
      <text:p text:style-name="P28"><text:a xlink:href="#6.Assinaturas|outline"><text:span text:style-name="T77">6.Assinaturas</text:span></text:a><text:span text:style-name="T78"><text:tab/></text:span><text:a xlink:href="#6.Assinaturas|outline"><text:span text:style-name="T80">9</text:span></text:a><text:span text:style-name="T81"/></text:p>
      <text:p text:style-name="P29"><text:span text:style-name="T81"/></text:p>
      <text:p text:style-name="P30"><text:span text:style-name="T81"/></text:p>
      <text:p text:style-name="P31"><text:span text:style-name="T81"/></text:p>
      <text:p text:style-name="P31"><text:span text:style-name="T81"/></text:p>
      <text:p text:style-name="P31"><text:span text:style-name="T82">Manter Usuário</text:span></text:p>
      <text:list text:style-name="L32">
        <text:list-item>
          <text:p text:style-name="P32"><text:span text:style-name="T83">Introdução</text:span></text:p>
        </text:list-item>
      </text:list>
      <text:p text:style-name="P33"><text:span text:style-name="T84">O Cadastro de usuário é o registro que contém as informações pessoais de login e de permissões de acesso no sistema.</text:span></text:p>
      <text:p text:style-name="P33"><text:span text:style-name="T84">Este caso de uso define as ações de salvar, alterar, excluir ou inativar um cadastro de usuário no sistema.</text:span></text:p>
      <text:p text:style-name="P34"><text:span text:style-name="T85"/></text:p>
      <text:list text:style-name="L35">
        <text:list-item>
          <text:p text:style-name="P35"><text:span text:style-name="T86">Telas</text:span></text:p>
        </text:list-item>
      </text:list>
      <text:p text:style-name="P36"><draw:frame text:anchor-type="as-char" svg:width="170.66mm" svg:height="129.38mm" style:rel-width="scale" style:rel-height="scale"><draw:object-ole xlink:href="OleObj1"/><draw:image xlink:href="ObjectReplacements/OleObj1"/></draw:frame><text:span text:style-name="T87"/></text:p>
      <text:p text:style-name="P36"><text:span text:style-name="T88"><text:tab/><text:tab/><text:tab/><text:tab/><text:tab/>figura 1 - CadUserIndex.bmml</text:span></text:p>
      <text:p text:style-name="P36"><draw:frame text:anchor-type="as-char" svg:width="169.86mm" svg:height="125.68mm" style:rel-width="scale" style:rel-height="scale"><draw:object-ole xlink:href="OleObj2"/><draw:image xlink:href="ObjectReplacements/OleObj2"/></draw:frame><text:span text:style-name="T88"/></text:p>
      <text:p text:style-name="P37"><text:span text:style-name="T89"/></text:p>
      <text:p text:style-name="P38"><text:span text:style-name="T90">figura 2 - CadUser.bmml</text:span></text:p>
      <text:p text:style-name="P38"><text:span text:style-name="T91"/></text:p>
      <text:p text:style-name="P38"><text:span text:style-name="T91"/></text:p>
      <text:p text:style-name="P38"><draw:frame text:anchor-type="as-char" svg:width="168.80mm" svg:height="124.09mm" style:rel-width="scale" style:rel-height="scale"><draw:object-ole xlink:href="OleObj3"/><draw:image xlink:href="ObjectReplacements/OleObj3"/></draw:frame><text:span text:style-name="T93"/></text:p>
      <text:p text:style-name="P38"><text:span text:style-name="T93"/></text:p>
      <text:p text:style-name="P38"><text:span text:style-name="T94">figura 3 - EditCadUser.bmml</text:span></text:p>
      <text:p text:style-name="P38"><text:span text:style-name="T95"/></text:p>
      <text:list text:style-name="L39">
        <text:list-item>
          <text:p text:style-name="P39"><text:span text:style-name="T96">Funcionalidade dos botões e/ou ícones</text:span></text:p>
        </text:list-item>
      </text:list>
      <text:p text:style-name="P40"><text:span text:style-name="T97"/></text:p>
      <text:list text:style-name="L41">
        <text:list-item>
          <text:p text:style-name="P41"><text:span text:style-name="T98">Botão “Novo”: <text:tab/></text:span><text:span text:style-name="T99">Abrir janela de cadastro para um novo registro (figura 2).</text:span></text:p>
        </text:list-item>
        <text:list-item>
          <text:p text:style-name="P41"><text:span text:style-name="T100">Botão “Pesquisar”: <text:tab/></text:span><text:span text:style-name="T101">Abrir a janela de pesquisa (figura 3).</text:span></text:p>
        </text:list-item>
        <text:list-item>
          <text:p text:style-name="P41"><text:span text:style-name="T102">Botão "Cadastrar":<text:tab/></text:span><text:span text:style-name="T103">Salva o registro atual.</text:span></text:p>
        </text:list-item>
        <text:list-item>
          <text:p text:style-name="P41"><text:span text:style-name="T104">Botão "Cancelar":<text:tab/></text:span><text:span text:style-name="T105">Cancela o registro e retorna ao index (figura1).</text:span></text:p>
        </text:list-item>
        <text:list-item>
          <text:p text:style-name="P42"><text:span text:style-name="T106">Diagrama de Atividades</text:span></text:p>
        </text:list-item>
      </text:list>
      <text:p text:style-name="P43"><text:span text:style-name="T107">&lt;Diagrama de Atividades da tela. Retirar essa mensagem no documento oficial. &gt;</text:span></text:p>
      <text:p text:style-name="P43"><text:span text:style-name="T108"/></text:p>
      <text:p text:style-name="P44"><text:span text:style-name="T109">Olhar a documentação de diagramas de atividades no link:</text:span></text:p>
      <text:list text:style-name="L45">
        <text:list-item>
          <text:p text:style-name="P45"><text:a xlink:href="http://msdn.microsoft.com/pt-br/library/dd409465.aspx"><text:span text:style-name="T110">http://msdn.microsoft.com/pt-br/library/dd409465.aspx</text:span></text:a><text:span text:style-name="T111"><text:s/></text:span></text:p>
        </text:list-item>
        <text:list-item>
          <text:p text:style-name="P45"><text:a xlink:href="http://gilmarborba.com.br/?p=276"><text:span text:style-name="T112">http://gilmarborba.com.br/?p=276</text:span></text:a><text:span text:style-name="T113"/></text:p>
        </text:list-item>
      </text:list>
      <text:p text:style-name="P46"><text:span text:style-name="T113"/></text:p>
      <text:p text:style-name="P46"><text:span text:style-name="T113"/></text:p>
      <text:list text:style-name="L47">
        <text:list-item>
          <text:p text:style-name="P47"><text:span text:style-name="T114">Descrição do Caso de Uso</text:span></text:p>
        </text:list-item>
      </text:list>
      <text:p text:style-name="P48"><text:span text:style-name="T115">Referencias para vocês lerem na confecção de caso de uso:</text:span></text:p>
      <text:list text:style-name="L49">
        <text:list-item>
          <text:p text:style-name="P49"><text:a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17">https://docs.google.com/viewer?a=v</text:span><text:span text:style-name="T118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19">&amp;</text:span><text:span text:style-name="T1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1">q=cache:Hr57sm2caHMJ:www.documentador.celepar.pr.gov.br/documentador/pub.do%3Faction%3Dd%26uuid%3D%40gtf-escriba%40f2956683-dd33-422c-bfec-ea117c8c25ee+Especifica%C3%A7%C3%A3o+de+caso+de+uso+exemplo</text:span><text:span text:style-name="T122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3">&amp;</text:span><text:span text:style-name="T124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5">hl=pt-BR</text:span><text:span text:style-name="T126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7">&amp;</text:span><text:span text:style-name="T128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9">gl=br</text:span><text:span text:style-name="T13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1">&amp;</text:span><text:span text:style-name="T132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3">pid=bl</text:span><text:span text:style-name="T134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5">&amp;</text:span><text:span text:style-name="T136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7">srcid=ADGEESgJ7pzrq3zosE0wUdGisxmBiP9Y_7paJws-3vIZ-AkKIbAvZLLnL1F1c6_tRwG1l1WKarXPdbFin_tOWiK2dIBPAGJr89T54FIddWT13l7qEAyuDc60_96g2cNXxv-N2PE9ZST8</text:span><text:span text:style-name="T138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9">&amp;</text:span><text:span text:style-name="T14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41">sig=AHIEtbQ6FgeKf5dhFsnA1GK8xoi-ZdVrlQ</text:span></text:a><text:span text:style-name="T142"><text:line-break/>Nessa referencia ele não utiliza fluxo de exceção, sendo que nós utilizamos fluxo de exceção, que é o fluxo alternativo que não retorna ao fluxo principal.</text:span></text:p>
        </text:list-item>
        <text:list-item>
          <text:p text:style-name="P51"><text:a xlink:href="http://sysfab.hd1.com.br/documentos/UC001-Cadastrar-Cheques.pdf"><text:span text:style-name="T143">http://sysfab.hd1.com.br/documentos/UC001-Cadastrar-Cheques.pdf</text:span></text:a><text:span text:style-name="T144"><text:line-break/>nesse link tem um exemplo de caso de uso muito bem detalhado, que não será o nosso caso pois ele está mais para especificação de programa do que de caso de uso, mas é um bom exemplo para leitura.</text:span></text:p>
        </text:list-item>
        <text:list-item>
          <text:p text:style-name="P52"><text:span text:style-name="T145"/></text:p>
        </text:list-item>
      </text:list>
      <text:p text:style-name="P53"><text:span text:style-name="T145"/></text:p>
      <text:p text:style-name="P54"><text:span text:style-name="T145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 table:number-columns-spanned="2">
            <text:p text:style-name="P56"><text:span text:style-name="T146"/></text:p>
            <text:p text:style-name="P57"><text:span text:style-name="T147">Nº. do UC</text:span></text:p>
            <text:p text:style-name="P58"><text:span text:style-name="T148"/></text:p>
          </table:table-cell>
          <table:covered-table-cell/>
          <table:table-cell table:style-name="TableCell020002">
            <text:p text:style-name="P58"><text:span text:style-name="T148"/></text:p>
            <text:p text:style-name="P58"><text:span text:style-name="T149">Nome do Caso de Uso</text:span></text:p>
            <text:p text:style-name="P58"><text:span text:style-name="T150"/></text:p>
          </table:table-cell>
        </table:table-row>
        <table:table-row table:style-name="TableRow0201">
          <table:table-cell table:style-name="TableCell020100" table:number-columns-spanned="2">
            <text:p text:style-name="P61"><text:span text:style-name="T151">Cenário</text:span><text:span text:style-name="T152"/></text:p>
          </table:table-cell>
          <table:covered-table-cell/>
          <table:table-cell table:style-name="TableCell020102">
            <text:p text:style-name="P61"><text:span text:style-name="T153">Cadastrar usuário (figura 2)</text:span><text:span text:style-name="T154"/></text:p>
          </table:table-cell>
        </table:table-row>
        <table:table-row table:style-name="TableRow0202">
          <table:table-cell table:style-name="TableCell020200" table:number-columns-spanned="2">
            <text:p text:style-name="P64"><text:span text:style-name="T155">Descrição:</text:span><text:span text:style-name="T156"/></text:p>
          </table:table-cell>
          <table:covered-table-cell/>
          <table:table-cell table:style-name="TableCell020202">
            <text:p text:style-name="P64"><text:span text:style-name="T157">Cadastra um login de usuário com acesso ao sistema.</text:span><text:span text:style-name="T158"/></text:p>
          </table:table-cell>
        </table:table-row>
        <table:table-row table:style-name="TableRow0203">
          <table:table-cell table:style-name="TableCell020300" table:number-columns-spanned="2">
            <text:p text:style-name="P67"><text:span text:style-name="T159">Pré-Condição:</text:span><text:span text:style-name="T160"/></text:p>
          </table:table-cell>
          <table:covered-table-cell/>
          <table:table-cell table:style-name="TableCell020302">
            <text:p text:style-name="P67"><text:span text:style-name="T161">Deve ser acessado por um usuário com tal nível de permissão.<text:s text:c="2"/></text:span><text:span text:style-name="T162">*</text:span><text:span text:style-name="T163"/></text:p>
          </table:table-cell>
        </table:table-row>
        <table:table-row table:style-name="TableRow0204">
          <table:table-cell table:style-name="TableCell020400" table:number-columns-spanned="2">
            <text:p text:style-name="P69"><text:span text:style-name="T164">Pós-Condição:</text:span><text:span text:style-name="T165"/></text:p>
          </table:table-cell>
          <table:covered-table-cell/>
          <table:table-cell table:style-name="TableCell020402">
            <text:p text:style-name="P69"><text:span text:style-name="T166">Um login de usuário pronto para acesso ao sistema.<text:s/></text:span><text:span text:style-name="T167">*</text:span><text:span text:style-name="T168"/></text:p>
          </table:table-cell>
        </table:table-row>
        <table:table-row table:style-name="TableRow0205">
          <table:table-cell table:style-name="TableCell020500" table:number-columns-spanned="2">
            <text:p text:style-name="P71"><text:span text:style-name="T169">Atores:</text:span><text:span text:style-name="T170"/></text:p>
          </table:table-cell>
          <table:covered-table-cell/>
          <table:table-cell table:style-name="TableCell020502">
            <text:p text:style-name="P71"><text:span text:style-name="T171">Administrador.</text:span><text:span text:style-name="T172"/></text:p>
          </table:table-cell>
        </table:table-row>
        <table:table-row table:style-name="TableRow0206">
          <table:table-cell table:style-name="TableCell020600" table:number-columns-spanned="2">
            <text:p text:style-name="P73"><text:span text:style-name="T173">Ativação:</text:span><text:span text:style-name="T174"/></text:p>
          </table:table-cell>
          <table:covered-table-cell/>
          <table:table-cell table:style-name="TableCell020602">
            <text:p text:style-name="P73"><text:span text:style-name="T175">Manter Usuários &gt;Novo.</text:span><text:span text:style-name="T176"/></text:p>
          </table:table-cell>
        </table:table-row>
        <table:table-row table:style-name="TableRow0207">
          <table:table-cell table:style-name="TableCell020700" table:number-columns-spanned="3">
            <text:p text:style-name="P76"><text:span text:style-name="T177">Fluxo Principal</text:span><text:span text:style-name="T178"/></text:p>
          </table:table-cell>
          <table:covered-table-cell/>
          <table:covered-table-cell/>
        </table:table-row>
        <table:table-row table:style-name="TableRow0208">
          <table:table-cell table:style-name="TableCell020800">
            <text:p text:style-name="P79"><text:span text:style-name="T179">Nº.</text:span><text:span text:style-name="T180"/></text:p>
          </table:table-cell>
          <table:table-cell table:style-name="TableCell020801" table:number-columns-spanned="2">
            <text:p text:style-name="P80"><text:span text:style-name="T181">Ação</text:span><text:span text:style-name="T182"/></text:p>
          </table:table-cell>
          <table:covered-table-cell/>
        </table:table-row>
        <table:table-row table:style-name="TableRow0209">
          <table:table-cell table:style-name="TableCell020900">
            <text:p text:style-name="P83"><text:span text:style-name="T184">1</text:span></text:p>
          </table:table-cell>
          <table:table-cell table:style-name="TableCell020901" table:number-columns-spanned="2">
            <text:p text:style-name="P84"><text:span text:style-name="T184">Ator seleciona categoria de usuário.</text:span></text:p>
          </table:table-cell>
          <table:covered-table-cell/>
        </table:table-row>
        <table:table-row table:style-name="TableRow0210">
          <table:table-cell table:style-name="TableCell021000">
            <text:p text:style-name="P87"><text:span text:style-name="T184">1</text:span></text:p>
          </table:table-cell>
          <table:table-cell table:style-name="TableCell021001" table:number-columns-spanned="2">
            <text:p text:style-name="P88"><text:span text:style-name="T184">Sistema abilita campos obrigatórios (conforme categoria de usuário).<text:s/></text:span><text:span text:style-name="T185">R1</text:span><text:span text:style-name="T186"/></text:p>
          </table:table-cell>
          <table:covered-table-cell/>
        </table:table-row>
        <table:table-row table:style-name="TableRow0211">
          <table:table-cell table:style-name="TableCell021100">
            <text:p text:style-name="P91"><text:span text:style-name="T186">2</text:span></text:p>
          </table:table-cell>
          <table:table-cell table:style-name="TableCell021101" table:number-columns-spanned="2">
            <text:p text:style-name="P92"><text:span text:style-name="T186">Ator insere os demais dados.</text:span></text:p>
          </table:table-cell>
          <table:covered-table-cell/>
        </table:table-row>
        <table:table-row table:style-name="TableRow0212">
          <table:table-cell table:style-name="TableCell021200">
            <text:p text:style-name="P95"><text:span text:style-name="T188">3</text:span></text:p>
          </table:table-cell>
          <table:table-cell table:style-name="TableCell021201" table:number-columns-spanned="2">
            <text:p text:style-name="P96"><text:span text:style-name="T188">Toda vez que o ator passa para o próximo campo, sistema valida o campo inserido.</text:span></text:p>
          </table:table-cell>
          <table:covered-table-cell/>
        </table:table-row>
        <table:table-row table:style-name="TableRow0213">
          <table:table-cell table:style-name="TableCell021300">
            <text:p text:style-name="P99"><text:span text:style-name="T188">4</text:span></text:p>
          </table:table-cell>
          <table:table-cell table:style-name="TableCell021301" table:number-columns-spanned="2">
            <text:p text:style-name="P100"><text:span text:style-name="T188">Ator seleciona um nível de acesso na caixa de listagem.</text:span></text:p>
          </table:table-cell>
          <table:covered-table-cell/>
        </table:table-row>
        <table:table-row table:style-name="TableRow0214">
          <table:table-cell table:style-name="TableCell021400">
            <text:p text:style-name="P103"><text:span text:style-name="T188">5</text:span></text:p>
          </table:table-cell>
          <table:table-cell table:style-name="TableCell021401" table:number-columns-spanned="2">
            <text:p text:style-name="P104"><text:span text:style-name="T188">Ator pressiona o botão "Cadastrar".<text:s text:c="2"/></text:span><text:a xlink:href="#Requisitos"><text:span text:style-name="T190">(Vide Requisito R3)</text:span></text:a><text:span text:style-name="T191"><text:s/>(</text:span><text:a xlink:href="Vide Exceção E"><text:span text:style-name="T192">Vide Exceção E</text:span></text:a><text:span text:style-name="T193">1)</text:span><text:span text:style-name="T194"/></text:p>
          </table:table-cell>
          <table:covered-table-cell/>
        </table:table-row>
        <table:table-row table:style-name="TableRow0215">
          <table:table-cell table:style-name="TableCell021500">
            <text:p text:style-name="P107"><text:span text:style-name="T196">6</text:span></text:p>
          </table:table-cell>
          <table:table-cell table:style-name="TableCell021501" table:number-columns-spanned="2">
            <text:p text:style-name="P108"><text:span text:style-name="T196">Sistema salva registro.</text:span></text:p>
          </table:table-cell>
          <table:covered-table-cell/>
        </table:table-row>
        <table:table-row table:style-name="TableRow0216">
          <table:table-cell table:style-name="TableCell021600">
            <text:p text:style-name="P111"><text:span text:style-name="T198">7</text:span></text:p>
          </table:table-cell>
          <table:table-cell table:style-name="TableCell021601" table:number-columns-spanned="2">
            <text:p text:style-name="P112"><text:span text:style-name="T198">Sistema emite mensagem<text:s text:c="2"/>"Usuário salvo com sucesso!". </text:span></text:p>
          </table:table-cell>
          <table:covered-table-cell/>
        </table:table-row>
        <table:table-row table:style-name="TableRow0217">
          <table:table-cell table:style-name="TableCell021700">
            <text:p text:style-name="P115"><text:span text:style-name="T200">8</text:span></text:p>
          </table:table-cell>
          <table:table-cell table:style-name="TableCell021701" table:number-columns-spanned="2">
            <text:p text:style-name="P116"><text:span text:style-name="T200">Sistema vai para página de index de usuário (figura 1).</text:span></text:p>
          </table:table-cell>
          <table:covered-table-cell/>
        </table:table-row>
        <table:table-row table:style-name="TableRow0218">
          <table:table-cell table:style-name="TableCell021800">
            <text:p text:style-name="P119"><text:span text:style-name="T200">9</text:span></text:p>
          </table:table-cell>
          <table:table-cell table:style-name="TableCell021801" table:number-columns-spanned="2">
            <text:p text:style-name="P120"><text:span text:style-name="T200">Fim.</text:span></text:p>
          </table:table-cell>
          <table:covered-table-cell/>
        </table:table-row>
        <table:table-row table:style-name="TableRow0219">
          <table:table-cell table:style-name="TableCell021900" table:number-columns-spanned="3">
            <text:p text:style-name="P123"><text:span text:style-name="T201">Fluxos Alternativos</text:span><text:span text:style-name="T202"/></text:p>
          </table:table-cell>
          <table:covered-table-cell/>
          <table:covered-table-cell/>
        </table:table-row>
        <table:table-row table:style-name="TableRow0220">
          <table:table-cell table:style-name="TableCell022000" table:number-columns-spanned="3">
            <text:p text:style-name="P125"><text:span text:style-name="T203">Fluxo Alternativo 1 – Campo inválido</text:span><text:span text:style-name="T204"/></text:p>
          </table:table-cell>
          <table:covered-table-cell/>
          <table:covered-table-cell/>
        </table:table-row>
        <table:table-row table:style-name="TableRow0221">
          <table:table-cell table:style-name="TableCell022100">
            <text:p text:style-name="P128"><text:span text:style-name="T205">3.1</text:span><text:span text:style-name="T206"/></text:p>
          </table:table-cell>
          <table:table-cell table:style-name="TableCell022101" table:number-columns-spanned="2">
            <text:p text:style-name="P129"><text:span text:style-name="T207">Ator digita campo inválido.</text:span><text:span text:style-name="T208"/></text:p>
          </table:table-cell>
          <table:covered-table-cell/>
        </table:table-row>
        <table:table-row table:style-name="TableRow0222">
          <table:table-cell table:style-name="TableCell022200">
            <text:p text:style-name="P132"><text:span text:style-name="T210">3.3</text:span></text:p>
          </table:table-cell>
          <table:table-cell table:style-name="TableCell022201" table:number-columns-spanned="2">
            <text:p text:style-name="P133"><text:span text:style-name="T210">Passa para o próximo campo.</text:span></text:p>
          </table:table-cell>
          <table:covered-table-cell/>
        </table:table-row>
        <table:table-row table:style-name="TableRow0223">
          <table:table-cell table:style-name="TableCell022300">
            <text:p text:style-name="P136"><text:span text:style-name="T210">3.3</text:span></text:p>
          </table:table-cell>
          <table:table-cell table:style-name="TableCell022301" table:number-columns-spanned="2">
            <text:p text:style-name="P137"><text:span text:style-name="T210">Sistema limpa o campo e emite mensagem ao lado "campo inválido".</text:span></text:p>
          </table:table-cell>
          <table:covered-table-cell/>
        </table:table-row>
        <table:table-row table:style-name="TableRow0224">
          <table:table-cell table:style-name="TableCell022400">
            <text:p text:style-name="P140"><text:span text:style-name="T211">3.4</text:span><text:span text:style-name="T212"/></text:p>
          </table:table-cell>
          <table:table-cell table:style-name="TableCell022401" table:number-columns-spanned="2">
            <text:p text:style-name="P141"><text:span text:style-name="T213">Retorna ao fluxo 3 do fluxo principal.</text:span><text:span text:style-name="T214"/></text:p>
          </table:table-cell>
          <table:covered-table-cell/>
        </table:table-row>
        <table:table-row table:style-name="TableRow0225">
          <table:table-cell table:style-name="TableCell022500" table:number-columns-spanned="3">
            <text:p text:style-name="P144"><text:span text:style-name="T215">Fluxo Alternativo 2 – Editar nível de permissão</text:span><text:span text:style-name="T216"/></text:p>
          </table:table-cell>
          <table:covered-table-cell/>
          <table:covered-table-cell/>
        </table:table-row>
        <table:table-row table:style-name="TableRow0226">
          <table:table-cell table:style-name="TableCell022600">
            <text:p text:style-name="P147"><text:span text:style-name="T217">4.1</text:span><text:span text:style-name="T218"/></text:p>
          </table:table-cell>
          <table:table-cell table:style-name="TableCell022601" table:number-columns-spanned="2">
            <text:p text:style-name="P148"><text:span text:style-name="T219">Ator marca/desmarca os acessos desejados do nível de permissão escolhido.</text:span><text:span text:style-name="T220"/></text:p>
          </table:table-cell>
          <table:covered-table-cell/>
        </table:table-row>
        <table:table-row table:style-name="TableRow0227">
          <table:table-cell table:style-name="TableCell022700">
            <text:p text:style-name="P151"><text:span text:style-name="T221">4.2</text:span><text:span text:style-name="T222"/></text:p>
          </table:table-cell>
          <table:table-cell table:style-name="TableCell022701" table:number-columns-spanned="2">
            <text:p text:style-name="P152"><text:span text:style-name="T223">Retorna ao fluxo 5 do fluxo principal.</text:span><text:span text:style-name="T224"/></text:p>
          </table:table-cell>
          <table:covered-table-cell/>
        </table:table-row>
        <table:table-row table:style-name="TableRow0228">
          <table:table-cell table:style-name="TableCell022800" table:number-columns-spanned="3">
            <text:p text:style-name="P155"><text:span text:style-name="T225">Fluxo Alternativo 3 – Campos inválidos ou em branco</text:span><text:span text:style-name="T226"/></text:p>
          </table:table-cell>
          <table:covered-table-cell/>
          <table:covered-table-cell/>
        </table:table-row>
        <table:table-row table:style-name="TableRow0229">
          <table:table-cell table:style-name="TableCell022900">
            <text:p text:style-name="P158"><text:span text:style-name="T228">5.1</text:span></text:p>
          </table:table-cell>
          <table:table-cell table:style-name="TableCell022901" table:number-columns-spanned="2">
            <text:p text:style-name="P159"><text:span text:style-name="T228">Sistema emite mensagem com os campos inválidos.</text:span></text:p>
          </table:table-cell>
          <table:covered-table-cell/>
        </table:table-row>
        <table:table-row table:style-name="TableRow0230">
          <table:table-cell table:style-name="TableCell023000">
            <text:p text:style-name="P162"><text:span text:style-name="T230">5.1</text:span></text:p>
          </table:table-cell>
          <table:table-cell table:style-name="TableCell023001" table:number-columns-spanned="2">
            <text:p text:style-name="P163"><text:span text:style-name="T230">Sistema limpa campos inválidos.</text:span></text:p>
          </table:table-cell>
          <table:covered-table-cell/>
        </table:table-row>
        <table:table-row table:style-name="TableRow0231">
          <table:table-cell table:style-name="TableCell023100">
            <text:p text:style-name="P166"><text:span text:style-name="T230">5.2</text:span></text:p>
          </table:table-cell>
          <table:table-cell table:style-name="TableCell023101" table:number-columns-spanned="2">
            <text:p text:style-name="P167"><text:span text:style-name="T230">Retorna ao fluxo 3 do fluxo principal.</text:span></text:p>
          </table:table-cell>
          <table:covered-table-cell/>
        </table:table-row>
        <table:table-row table:style-name="TableRow0232">
          <table:table-cell table:style-name="TableCell023200" table:number-columns-spanned="3">
            <text:p text:style-name="P170"><text:span text:style-name="T231">Fluxo Alternativo 3 – Atualizar registro</text:span><text:span text:style-name="T232"/></text:p>
          </table:table-cell>
          <table:covered-table-cell/>
          <table:covered-table-cell/>
        </table:table-row>
        <table:table-row table:style-name="TableRow0233">
          <table:table-cell table:style-name="TableCell023300">
            <text:p text:style-name="P173"><text:span text:style-name="T233">5.1</text:span><text:span text:style-name="T234"/></text:p>
          </table:table-cell>
          <table:table-cell table:style-name="TableCell023301" table:number-columns-spanned="2">
            <text:p text:style-name="P174"><text:span text:style-name="T235">Sistema<text:s text:c="2"/>atualiza registro.</text:span><text:span text:style-name="T236"/></text:p>
          </table:table-cell>
          <table:covered-table-cell/>
        </table:table-row>
        <table:table-row table:style-name="TableRow0234">
          <table:table-cell table:style-name="TableCell023400">
            <text:p text:style-name="P177"><text:span text:style-name="T238">5.2</text:span></text:p>
          </table:table-cell>
          <table:table-cell table:style-name="TableCell023401" table:number-columns-spanned="2">
            <text:p text:style-name="P178"><text:span text:style-name="T238">Sistema emite mensagem. "Usuário Atualizado com sucesso!".</text:span></text:p>
          </table:table-cell>
          <table:covered-table-cell/>
        </table:table-row>
        <table:table-row table:style-name="TableRow0235">
          <table:table-cell table:style-name="TableCell023500">
            <text:p text:style-name="P181"><text:span text:style-name="T238">5.3</text:span></text:p>
          </table:table-cell>
          <table:table-cell table:style-name="TableCell023501" table:number-columns-spanned="2">
            <text:p text:style-name="P182"><text:span text:style-name="T238">Retorna ao fluxo 8 do fluxo principal.</text:span></text:p>
          </table:table-cell>
          <table:covered-table-cell/>
        </table:table-row>
        <table:table-row table:style-name="TableRow0236">
          <table:table-cell table:style-name="TableCell023600" table:number-columns-spanned="3">
            <text:p text:style-name="P185"><text:span text:style-name="T239">Fluxo de Exceção – Exceções de cadastro de usuários</text:span><text:span text:style-name="T240"/></text:p>
          </table:table-cell>
          <table:covered-table-cell/>
          <table:covered-table-cell/>
        </table:table-row>
        <table:table-row table:style-name="TableRow0237">
          <table:table-cell table:style-name="TableCell023700">
            <text:p text:style-name="P188"><text:span text:style-name="T241">E1</text:span><text:span text:style-name="T242"/></text:p>
          </table:table-cell>
          <table:table-cell table:style-name="TableCell023701" table:number-columns-spanned="2">
            <text:p text:style-name="P189"><text:span text:style-name="T243">Erro de acesso ao banco de dados.</text:span><text:span text:style-name="T244"/></text:p>
          </table:table-cell>
          <table:covered-table-cell/>
        </table:table-row>
        <table:table-row table:style-name="TableRow0238">
          <table:table-cell table:style-name="TableCell023800">
            <text:p text:style-name="P192"><text:span text:style-name="T245">E1.1</text:span><text:span text:style-name="T246"/></text:p>
          </table:table-cell>
          <table:table-cell table:style-name="TableCell023801" table:number-columns-spanned="2">
            <text:p text:style-name="P193"><text:span text:style-name="T247">Sistema emite mensagem "Falha ao se conectar ao banco de dados".</text:span><text:span text:style-name="T248"/></text:p>
          </table:table-cell>
          <table:covered-table-cell/>
        </table:table-row>
        <table:table-row table:style-name="TableRow0239">
          <table:table-cell table:style-name="TableCell023900" table:number-columns-spanned="3">
            <text:p text:style-name="P196"><text:span text:style-name="T249">Requisitos</text:span><text:span text:style-name="T250"/></text:p>
          </table:table-cell>
          <table:covered-table-cell/>
          <table:covered-table-cell/>
        </table:table-row>
        <table:table-row table:style-name="TableRow0240">
          <table:table-cell table:style-name="TableCell024000">
            <text:p text:style-name="P199"><text:span text:style-name="T251">R1</text:span><text:span text:style-name="T252"/></text:p>
          </table:table-cell>
          <table:table-cell table:style-name="TableCell024001" table:number-columns-spanned="2">
            <text:p text:style-name="P200"><text:span text:style-name="T253">Vide Definicao_requisitos_manter_usuarios pág 7.<text:s/></text:span><text:span text:style-name="T254"/></text:p>
          </table:table-cell>
          <table:covered-table-cell/>
        </table:table-row>
      </table:table>
      <text:p text:style-name="P202"><text:span text:style-name="T254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204"><text:span text:style-name="T255">Referências</text:span><text:span text:style-name="T256"/></text:p>
          </table:table-cell>
          <table:covered-table-cell/>
        </table:table-row>
        <table:table-row table:style-name="TableRow0301">
          <table:table-cell table:style-name="TableCell030100">
            <text:p text:style-name="P207"><text:span text:style-name="T257">RF1</text:span><text:span text:style-name="T258"/></text:p>
          </table:table-cell>
          <table:table-cell table:style-name="TableCell030101">
            <text:p text:style-name="P208"><text:span text:style-name="T259">Consulte o documento “</text:span><text:span text:style-name="T260">Definicao_requisitos_manter_usuarios</text:span><text:span text:style-name="T261">.odt” item: Requisitos do Sistema, Requisitos Funcionais e de Dados, Manter Usuário.</text:span><text:span text:style-name="T262"/></text:p>
          </table:table-cell>
        </table:table-row>
        <table:table-row table:style-name="TableRow0302">
          <table:table-cell table:style-name="TableCell030200" table:number-columns-spanned="2">
            <text:p text:style-name="P211"><text:span text:style-name="T263">Observações</text:span><text:span text:style-name="T264"/></text:p>
          </table:table-cell>
          <table:covered-table-cell/>
        </table:table-row>
        <table:table-row table:style-name="TableRow0303">
          <table:table-cell table:style-name="TableCell030300" table:number-columns-spanned="2">
            <text:p text:style-name="P214"><text:span text:style-name="T264"/></text:p>
          </table:table-cell>
          <table:covered-table-cell/>
        </table:table-row>
      </table:table>
      <text:p text:style-name="P216"><text:span text:style-name="T264"/></text:p>
      <text:p text:style-name="P216"><text:span text:style-name="T264"/></text:p>
      <text:p text:style-name="P216"><text:span text:style-name="T265">Obs.: </text:span></text:p>
      <text:p text:style-name="P216"><text:span text:style-name="T266"/></text:p>
      <text:p text:style-name="P217"><text:span text:style-name="T267"><text:s text:c="3"/>*<text:tab/> Quando não houver necessidade de preencher os campos “Pré-Condição” e “Pós-Condição”,<text:s text:c="8"/>preencher com a frase “Não aplicável”.</text:span></text:p>
      <text:p text:style-name="P218"><text:span text:style-name="T268"/></text:p>
      <text:p text:style-name="P218"><text:span text:style-name="T269"><text:s text:c="3"/>** Toda referência a um Requisito/Exceção/Referência deverá ter um link para o título em questão.</text:span></text:p>
      <text:p text:style-name="P218"><text:span text:style-name="T269"><text:s text:c="4"/></text:span></text:p>
      <text:p text:style-name="P218"><text:span text:style-name="T269"><text:s text:c="7"/>Ex.: (Vide Requisito R1) terá link para o título “Requisitos”.</text:span></text:p>
      <text:p text:style-name="P218"><text:span text:style-name="T269"><text:s text:c="14"/>(Vide Exceção E1) terá link para o título “Fluxo de Exceção”.</text:span></text:p>
      <text:p text:style-name="P219"><text:span text:style-name="T269"><text:s/>(Vide Referência RF1) terá link para o título “Referências”.</text:span></text:p>
      <text:p text:style-name="P220"><text:span text:style-name="T270"/></text:p>
      <text:p text:style-name="P220"><text:span text:style-name="T270"/></text:p>
      <text:p text:style-name="P220"><text:span text:style-name="T271"><text:s text:c="3"/></text:span><text:span text:style-name="T272">à</text:span><text:span text:style-name="T273"><text:s/>Retirar estas observações no documento oficial.</text:span></text:p>
      <text:p text:style-name="P220"><text:span text:style-name="T274"><text:tab/></text:span></text:p>
      <text:p text:style-name="P220"><text:span text:style-name="T275"/></text:p>
      <text:p text:style-name="P220"><text:span text:style-name="T275"/></text:p>
      <text:list text:style-name="L221">
        <text:list-item>
          <text:p text:style-name="P221"><text:span text:style-name="T276">Assinaturas</text:span></text:p>
        </text:list-item>
      </text:list>
      <text:p text:style-name="P222"><text:span text:style-name="T277"/></text:p>
      <text:p text:style-name="P223"><text:span text:style-name="T278">Os abaixo assinados estão de acordo com o conteúdo do documento “Especificação de Caso de Uso”, do Sistema &lt;</text:span><text:span text:style-name="T279">Nome do Sistema</text:span><text:span text:style-name="T280">&gt;, versão<text:s/></text:span><text:span text:style-name="T281">9.9</text:span><text:span text:style-name="T282">,</text:span><text:span text:style-name="T283"><text:s/>Módulo<text:s/></text:span><text:span text:style-name="T284">&lt;</text:span><text:span text:style-name="T285">Nome do Módulo – apenas se o Sistema estiver repartido em Módulos</text:span><text:span text:style-name="T286">&gt;, release<text:s/></text:span><text:span text:style-name="T287">9.9</text:span><text:span text:style-name="T288"><text:s/>&lt;Nº. da versão do módulo&gt;</text:span><text:span text:style-name="T289">.</text:span></text:p>
      <text:p text:style-name="P224"><text:span text:style-name="T290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26"><text:span text:style-name="T290"/></text:p>
            <text:p text:style-name="P226"><text:span text:style-name="T291">Data: ___/___/_____</text:span></text:p>
            <text:p text:style-name="P226"><text:span text:style-name="T292"/></text:p>
            <text:p text:style-name="P226"><text:span text:style-name="T292"/></text:p>
            <text:p text:style-name="P226"><text:span text:style-name="T292"/></text:p>
          </table:table-cell>
          <table:table-cell table:style-name="TableCell040001">
            <text:p text:style-name="P226"><text:span text:style-name="T292"/></text:p>
            <text:p text:style-name="P226"><text:span text:style-name="T293">Data: ___/___/_____</text:span></text:p>
            <text:p text:style-name="P226"><text:span text:style-name="T294"/></text:p>
            <text:p text:style-name="P226"><text:span text:style-name="T294"/></text:p>
            <text:p text:style-name="P226"><text:span text:style-name="T294"/></text:p>
          </table:table-cell>
        </table:table-row>
        <table:table-row table:style-name="TableRow0401">
          <table:table-cell table:style-name="TableCell040100">
            <text:p text:style-name="P229"><text:span text:style-name="T295">Nome Completo</text:span></text:p>
            <text:p text:style-name="P229"><text:span text:style-name="T296">Cargo</text:span></text:p>
            <text:p text:style-name="P229"><text:span text:style-name="T296">Sigla da Superintendência</text:span><text:span text:style-name="T297"/></text:p>
          </table:table-cell>
          <table:table-cell table:style-name="TableCell040101">
            <text:p text:style-name="P229"><text:span text:style-name="T298">Nome Completo</text:span></text:p>
            <text:p text:style-name="P229"><text:span text:style-name="T299">Cargo</text:span></text:p>
            <text:p text:style-name="P229"><text:span text:style-name="T299">Sigla da Superintendência</text:span><text:span text:style-name="T300"/></text:p>
          </table:table-cell>
        </table:table-row>
      </table:table>
      <text:p text:style-name="P231"><text:span text:style-name="T300"/></text:p>
      <text:p text:style-name="P231"><text:span text:style-name="T30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233"><text:span text:style-name="T300"/></text:p>
            <text:p text:style-name="P233"><text:span text:style-name="T301">Data: ___/___/_____</text:span></text:p>
            <text:p text:style-name="P233"><text:span text:style-name="T302"/></text:p>
            <text:p text:style-name="P233"><text:span text:style-name="T302"/></text:p>
            <text:p text:style-name="P233"><text:span text:style-name="T302"/></text:p>
          </table:table-cell>
          <table:table-cell table:style-name="TableCell050001">
            <text:p text:style-name="P233"><text:span text:style-name="T302"/></text:p>
            <text:p text:style-name="P233"><text:span text:style-name="T303">Data: ___/___/_____</text:span></text:p>
            <text:p text:style-name="P233"><text:span text:style-name="T304"/></text:p>
            <text:p text:style-name="P233"><text:span text:style-name="T304"/></text:p>
            <text:p text:style-name="P233"><text:span text:style-name="T304"/></text:p>
          </table:table-cell>
        </table:table-row>
        <table:table-row table:style-name="TableRow0501">
          <table:table-cell table:style-name="TableCell050100">
            <text:p text:style-name="P236"><text:span text:style-name="T305">Nome Completo</text:span></text:p>
            <text:p text:style-name="P236"><text:span text:style-name="T306">Cargo</text:span></text:p>
            <text:p text:style-name="P236"><text:span text:style-name="T306">Sigla da Superintendência</text:span><text:span text:style-name="T307"/></text:p>
          </table:table-cell>
          <table:table-cell table:style-name="TableCell050101">
            <text:p text:style-name="P236"><text:span text:style-name="T308">Nome Completo</text:span></text:p>
            <text:p text:style-name="P236"><text:span text:style-name="T309">Cargo</text:span></text:p>
            <text:p text:style-name="P236"><text:span text:style-name="T309">Sigla da Superintendência</text:span><text:span text:style-name="T310"/></text:p>
          </table:table-cell>
        </table:table-row>
      </table:table>
      <text:p text:style-name="P238"><text:span text:style-name="T310"/></text:p>
      <text:p text:style-name="P238"><text:span text:style-name="T311">Obs.: </text:span></text:p>
      <text:list text:style-name="L239">
        <text:list-item>
          <text:p text:style-name="P239"><text:span text:style-name="T312">Em caso de dúvida do Cargo e Superintendência de uma pessoa, busque essa informação no E-mail (dois cliques sobre o endereço de E-mail da pessoa, “Title” = Cargo, “Department” = Superintendência). </text:span></text:p>
        </text:list-item>
        <text:list-item>
          <text:p text:style-name="P239"><text:span text:style-name="T312">Colocar acima os seguintes cargos:</text:span></text:p>
        </text:list-item>
      </text:list>
      <text:p text:style-name="P240"><text:span text:style-name="T312">- Coordenadores de Projetos;</text:span></text:p>
      <text:p text:style-name="P240"><text:span text:style-name="T312">- Gestor de Projetos;</text:span></text:p>
      <text:p text:style-name="P240"><text:span text:style-name="T312">- Analista de Negócios responsável pelo sistema;</text:span></text:p>
      <text:p text:style-name="P240"><text:span text:style-name="T312">- Autor do Caso de Uso (analista que escreveu o caso de uso);</text:span></text:p>
      <text:p text:style-name="P240"><text:span text:style-name="T312">- Superintendente da área do coordenador entrevistado;</text:span></text:p>
      <text:p text:style-name="P240"><text:span text:style-name="T312">- Coordenador entrevistado.</text:span></text:p>
      <text:p text:style-name="P241"><text:span text:style-name="T313"/></text:p>
      <text:p text:style-name="P241"><text:span text:style-name="T313"/></text:p>
      <text:p text:style-name="P241"><text:span text:style-name="T314">à</text:span><text:span text:style-name="T315"><text:s/>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